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ltimore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olina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innati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roit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dianapolis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cksonville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nsas City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ami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nnesota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w Orleans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Giants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Jets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kland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ttsburgh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Francisco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 Louis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mpa Bay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nnesse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shington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